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style:style>
    <style:style style:name="P2" style:family="paragraph" style:parent-style-name="Standard">
      <style:text-properties fo:color="#000000" style:font-name="Liberation Serif" officeooo:rsid="001f09f8" officeooo:paragraph-rsid="001f09f8"/>
    </style:style>
    <style:style style:name="P3" style:family="paragraph" style:parent-style-name="Standard" style:list-style-name="L1">
      <style:text-properties fo:color="#000000" style:font-name="Liberation Serif"/>
    </style:style>
    <style:style style:name="P4" style:family="paragraph" style:parent-style-name="Standard">
      <style:text-properties fo:color="#000000" style:font-name="Liberation Serif" fo:font-size="12pt" style:font-size-asian="12pt" style:font-size-complex="12pt"/>
    </style:style>
    <style:style style:name="P5" style:family="paragraph" style:parent-style-name="Standard" style:list-style-name="L1">
      <style:text-properties fo:color="#000000" style:font-name="Liberation Serif" fo:font-size="12pt" style:font-size-asian="12pt" style:font-size-complex="12pt"/>
    </style:style>
    <style:style style:name="P6" style:family="paragraph" style:parent-style-name="Standard">
      <style:text-properties fo:color="#000000" style:font-name="Liberation Serif" fo:font-size="12pt" style:text-underline-style="none" fo:font-weight="normal" officeooo:rsid="00c4428f" officeooo:paragraph-rsid="01e9e0cb" style:font-size-asian="10.5pt" style:font-weight-asian="normal" style:font-size-complex="12pt" style:font-weight-complex="normal"/>
    </style:style>
    <style:style style:name="P7" style:family="paragraph" style:parent-style-name="Standard">
      <style:text-properties fo:color="#000000" style:font-name="Liberation Serif" officeooo:rsid="00554f0d" officeooo:paragraph-rsid="00554f0d"/>
    </style:style>
    <style:style style:name="P8" style:family="paragraph" style:parent-style-name="Standard">
      <style:text-properties fo:color="#000000" style:font-name="Liberation Serif" officeooo:rsid="006b72a8" officeooo:paragraph-rsid="006b72a8"/>
    </style:style>
    <style:style style:name="P9" style:family="paragraph" style:parent-style-name="Standard">
      <style:text-properties fo:color="#000000" style:font-name="Liberation Serif" officeooo:rsid="006fecc3" officeooo:paragraph-rsid="006fecc3"/>
    </style:style>
    <style:style style:name="P10"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paragraph-rsid="00ab3159"/>
    </style:style>
    <style:style style:name="P12" style:family="paragraph" style:parent-style-name="Standard">
      <style:text-properties style:font-name="Liberation Serif"/>
    </style:style>
    <style:style style:name="P13" style:family="paragraph" style:parent-style-name="Standard">
      <style:text-properties style:font-name="Liberation Serif" fo:font-size="12pt" style:font-size-asian="12pt" style:font-size-complex="12pt"/>
    </style:style>
    <style:style style:name="P14" style:family="paragraph" style:parent-style-name="Standard">
      <style:text-properties style:font-name="Liberation Serif" officeooo:paragraph-rsid="00cc9cc5"/>
    </style:style>
    <style:style style:name="P15" style:family="paragraph" style:parent-style-name="Standard">
      <style:text-properties style:font-name="Liberation Serif" officeooo:paragraph-rsid="01e9e0cb"/>
    </style:style>
    <style:style style:name="P16" style:family="paragraph" style:parent-style-name="Text_20_body">
      <style:text-properties style:font-name="Liberation Serif"/>
    </style:style>
    <style:style style:name="P17" style:family="paragraph" style:parent-style-name="Text_20_body">
      <style:text-properties fo:color="#000000" style:font-name="Liberation Serif" fo:font-size="12pt" fo:font-weight="normal" officeooo:paragraph-rsid="00c11483" style:font-size-asian="12pt" style:font-weight-asian="normal" style:font-size-complex="12pt" style:font-weight-complex="normal"/>
    </style:style>
    <style:style style:name="P18" style:family="paragraph" style:parent-style-name="Text_20_body">
      <style:text-properties fo:color="#000000" style:font-name="Liberation Serif" fo:font-size="12pt" fo:font-weight="normal" officeooo:paragraph-rsid="01522b84" style:font-size-asian="12pt" style:font-weight-asian="normal" style:font-size-complex="12pt" style:font-weight-complex="normal"/>
    </style:style>
    <style:style style:name="P19" style:family="paragraph" style:parent-style-name="Text_20_body">
      <style:text-properties fo:color="#000000" style:font-name="Liberation Serif" fo:font-size="12pt" style:text-underline-style="none" fo:font-weight="normal" officeooo:rsid="00c4428f" officeooo:paragraph-rsid="00c4428f" style:font-size-asian="10.5pt" style:font-weight-asian="normal" style:font-size-complex="12pt" style:font-weight-complex="normal"/>
    </style:style>
    <style:style style:name="P20" style:family="paragraph" style:parent-style-name="Heading">
      <style:text-properties style:font-name="Liberation Serif"/>
    </style:style>
    <style:style style:name="P21" style:family="paragraph" style:parent-style-name="List_20_Contents" style:list-style-name="L3"/>
    <style:style style:name="P22" style:family="paragraph" style:parent-style-name="List_20_Contents">
      <style:text-properties style:font-name="Liberation Serif"/>
    </style:style>
    <style:style style:name="P23" style:family="paragraph" style:parent-style-name="List_20_Contents" style:list-style-name="L4">
      <style:text-properties style:font-name="Liberation Serif"/>
    </style:style>
    <style:style style:name="P24" style:family="paragraph" style:parent-style-name="List_20_Contents" style:list-style-name="L2">
      <style:text-properties style:font-name="Liberation Serif"/>
    </style:style>
    <style:style style:name="P25" style:family="paragraph" style:parent-style-name="List_20_Contents">
      <style:text-properties style:font-name="Liberation Serif" officeooo:paragraph-rsid="0168a062"/>
    </style:style>
    <style:style style:name="P26" style:family="paragraph" style:parent-style-name="List_20_Contents" style:list-style-name="L3">
      <style:text-properties style:font-name="Liberation Serif"/>
    </style:style>
    <style:style style:name="P27" style:family="paragraph" style:parent-style-name="List_20_Contents">
      <style:text-properties style:font-name="Liberation Serif" officeooo:paragraph-rsid="0144eba4"/>
    </style:style>
    <style:style style:name="P28" style:family="paragraph" style:parent-style-name="List_20_Contents">
      <style:text-properties style:font-name="Liberation Serif" officeooo:paragraph-rsid="01430d10"/>
    </style:style>
    <style:style style:name="P29" style:family="paragraph" style:parent-style-name="List_20_Contents" style:list-style-name="L6">
      <style:text-properties style:font-name="Liberation Serif"/>
    </style:style>
    <style:style style:name="P30" style:family="paragraph" style:parent-style-name="List_20_Contents" style:list-style-name="L7">
      <style:text-properties style:font-name="Liberation Serif"/>
    </style:style>
    <style:style style:name="P31" style:family="paragraph" style:parent-style-name="List_20_Contents" style:list-style-name="L8">
      <style:text-properties style:font-name="Liberation Serif"/>
    </style:style>
    <style:style style:name="P32" style:family="paragraph" style:parent-style-name="List_20_Contents">
      <style:text-properties style:font-name="Liberation Serif" fo:font-size="12pt" style:font-size-asian="12pt" style:font-size-complex="12pt"/>
    </style:style>
    <style:style style:name="P33" style:family="paragraph" style:parent-style-name="List_20_Contents" style:list-style-name="L10">
      <style:text-properties style:font-name="Liberation Serif"/>
    </style:style>
    <style:style style:name="P34" style:family="paragraph" style:parent-style-name="List_20_Contents">
      <style:text-properties style:font-name="Liberation Serif" officeooo:paragraph-rsid="01ddd4dd"/>
    </style:style>
    <style:style style:name="P35" style:family="paragraph" style:parent-style-name="List_20_Contents">
      <style:text-properties officeooo:rsid="014652c7" officeooo:paragraph-rsid="014652c7"/>
    </style:style>
    <style:style style:name="P36" style:family="paragraph" style:parent-style-name="List_20_Contents" style:list-style-name="L2"/>
    <style:style style:name="P37" style:family="paragraph" style:parent-style-name="List_20_Contents" style:list-style-name="L5"/>
    <style:style style:name="P38" style:family="paragraph" style:parent-style-name="List_20_Contents" style:list-style-name="L6"/>
    <style:style style:name="P39" style:family="paragraph" style:parent-style-name="List_20_Contents" style:list-style-name="L7"/>
    <style:style style:name="P40" style:family="paragraph" style:parent-style-name="List_20_Contents" style:list-style-name="L8"/>
    <style:style style:name="P41" style:family="paragraph" style:parent-style-name="List_20_Contents" style:list-style-name="L9"/>
    <style:style style:name="P42" style:family="paragraph" style:parent-style-name="List_20_Contents" style:list-style-name="L9">
      <style:text-properties officeooo:paragraph-rsid="01c39cf1"/>
    </style:style>
    <style:style style:name="P43" style:family="paragraph" style:parent-style-name="List_20_Contents" style:list-style-name="L9">
      <style:text-properties officeooo:paragraph-rsid="01c5cdfd"/>
    </style:style>
    <style:style style:name="P44" style:family="paragraph" style:parent-style-name="List_20_Contents" style:list-style-name="L9">
      <style:text-properties officeooo:paragraph-rsid="01ca40d6"/>
    </style:style>
    <style:style style:name="P45" style:family="paragraph" style:parent-style-name="List_20_Contents" style:list-style-name="L9">
      <style:text-properties officeooo:paragraph-rsid="01d0193d"/>
    </style:style>
    <style:style style:name="P46" style:family="paragraph" style:parent-style-name="List_20_Contents" style:list-style-name="L9">
      <style:text-properties officeooo:paragraph-rsid="01d6f484"/>
    </style:style>
    <style:style style:name="P47" style:family="paragraph" style:parent-style-name="List_20_Contents" style:list-style-name="L9">
      <style:text-properties officeooo:paragraph-rsid="01e3ee92"/>
    </style:style>
    <style:style style:name="P48" style:family="paragraph" style:parent-style-name="List_20_Contents" style:list-style-name="L11"/>
    <style:style style:name="P49" style:family="paragraph" style:parent-style-name="List_20_Contents" style:list-style-name="L11">
      <style:text-properties officeooo:paragraph-rsid="01ec4c2f"/>
    </style:style>
    <style:style style:name="P50" style:family="paragraph" style:parent-style-name="List_20_Contents" style:list-style-name="L12"/>
    <style:style style:name="P51" style:family="paragraph" style:parent-style-name="List_20_Contents">
      <style:paragraph-properties fo:margin-top="0cm" fo:margin-bottom="0.499cm" loext:contextual-spacing="false"/>
    </style:style>
    <style:style style:name="P52" style:family="paragraph" style:parent-style-name="List_20_Contents">
      <style:paragraph-properties fo:margin-top="0cm" fo:margin-bottom="0.499cm" loext:contextual-spacing="false"/>
      <style:text-properties style:font-name="Liberation Serif"/>
    </style:style>
    <style:style style:name="P53" style:family="paragraph" style:parent-style-name="List_20_Contents">
      <style:paragraph-properties fo:margin-top="0cm" fo:margin-bottom="0.499cm" loext:contextual-spacing="false"/>
      <style:text-properties style:font-name="Liberation Serif" officeooo:paragraph-rsid="01b49005"/>
    </style:style>
    <style:style style:name="P54" style:family="paragraph" style:parent-style-name="List_20_Contents">
      <style:paragraph-properties fo:margin-top="0cm" fo:margin-bottom="0.499cm" loext:contextual-spacing="false"/>
      <style:text-properties officeooo:paragraph-rsid="0180c648"/>
    </style:style>
    <style:style style:name="P55" style:family="paragraph" style:parent-style-name="List_20_Contents">
      <style:paragraph-properties fo:margin-left="0cm" fo:margin-right="0cm" fo:text-indent="0cm" style:auto-text-indent="false"/>
      <style:text-properties style:font-name="Liberation Serif" officeooo:paragraph-rsid="0173bca8"/>
    </style:style>
    <style:style style:name="P56" style:family="paragraph" style:parent-style-name="List_20_Contents" style:list-style-name="L11">
      <style:paragraph-properties fo:margin-left="0cm" fo:margin-right="0cm" fo:text-indent="0cm" style:auto-text-indent="false"/>
      <style:text-properties officeooo:paragraph-rsid="01ec4c2f"/>
    </style:style>
    <style:style style:name="P57" style:family="paragraph" style:parent-style-name="List_20_Contents" style:list-style-name="L12">
      <style:paragraph-properties fo:margin-left="0cm" fo:margin-right="0cm" fo:text-indent="0cm" style:auto-text-indent="false"/>
    </style:style>
    <style:style style:name="P58" style:family="paragraph" style:parent-style-name="List_20_Contents">
      <style:paragraph-properties fo:margin-left="1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0ae56" style:font-size-asian="12pt" style:font-size-complex="12pt"/>
    </style:style>
    <style:style style:name="P59" style:family="paragraph" style:parent-style-name="List_20_Contents">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252294"/>
    </style:style>
    <style:style style:name="P60" style:family="paragraph" style:parent-style-name="List_20_Heading">
      <style:text-properties style:font-name="Liberation Serif"/>
    </style:style>
    <style:style style:name="P61" style:family="paragraph" style:parent-style-name="Heading_20_3">
      <style:text-properties fo:color="#000000" style:font-name="Liberation Serif"/>
    </style:style>
    <style:style style:name="P62" style:family="paragraph" style:parent-style-name="Heading_20_3">
      <style:text-properties fo:color="#000000" style:font-name="Liberation Serif" fo:font-size="12pt" style:font-size-asian="12pt" style:font-size-complex="12pt"/>
    </style:style>
    <style:style style:name="P63" style:family="paragraph" style:parent-style-name="Heading_20_3">
      <style:text-properties fo:color="#000000" style:font-name="Liberation Serif" fo:font-size="12pt" fo:font-weight="bold" style:font-size-asian="12pt" style:font-weight-asian="bold" style:font-size-complex="12pt" style:font-weight-complex="bold"/>
    </style:style>
    <style:style style:name="P64" style:family="paragraph" style:parent-style-name="Heading_20_3">
      <style:text-properties fo:color="#000000" style:font-name="Liberation Serif" fo:font-size="12pt" fo:font-weight="normal" style:font-size-asian="12pt" style:font-weight-asian="normal" style:font-size-complex="12pt" style:font-weight-complex="normal"/>
    </style:style>
    <style:style style:name="P65" style:family="paragraph" style:parent-style-name="Heading_20_3">
      <style:text-properties fo:font-size="12pt" style:font-size-asian="12pt" style:font-size-complex="12pt"/>
    </style:style>
    <style:style style:name="P66" style:family="paragraph" style:parent-style-name="Heading_20_3">
      <style:text-properties style:font-name="Liberation Serif"/>
    </style:style>
    <style:style style:name="P67" style:family="paragraph" style:parent-style-name="Heading_20_3">
      <style:text-properties style:font-name="Liberation Serif" fo:font-size="12pt" style:font-size-asian="12pt" style:font-size-complex="12pt"/>
    </style:style>
    <style:style style:name="P68" style:family="paragraph" style:parent-style-name="Heading_20_2">
      <style:text-properties style:font-name="Liberation Serif"/>
    </style:style>
    <style:style style:name="P69" style:family="paragraph" style:parent-style-name="Heading_20_2">
      <style:text-properties style:font-name="Liberation Serif" officeooo:paragraph-rsid="00cc9cc5"/>
    </style:style>
    <style:style style:name="P70" style:family="paragraph" style:parent-style-name="Heading_20_2">
      <style:paragraph-properties fo:margin-left="0cm" fo:margin-right="0cm" fo:margin-top="0cm" fo:margin-bottom="0.499cm" loext:contextual-spacing="false" fo:text-indent="0cm" style:auto-text-indent="false"/>
      <style:text-properties style:font-name="Liberation Serif" officeooo:rsid="0183971c" officeooo:paragraph-rsid="0183971c"/>
    </style:style>
    <style:style style:name="P71" style:family="paragraph" style:parent-style-name="Preformatted_20_Text">
      <style:paragraph-properties fo:margin-top="0cm" fo:margin-bottom="0.499cm" loext:contextual-spacing="false"/>
    </style:style>
    <style:style style:name="T1" style:family="text">
      <style:text-properties fo:font-size="18pt" style:text-underline-style="solid" style:text-underline-width="auto" style:text-underline-color="font-color" fo:font-weight="bold" officeooo:rsid="001f09f8" style:font-size-asian="18pt" style:font-weight-asian="bold" style:font-size-complex="18pt" style:font-weight-complex="bold"/>
    </style:style>
    <style:style style:name="T2" style:family="text">
      <style:text-properties fo:font-size="18pt" style:text-underline-style="solid" style:text-underline-width="auto" style:text-underline-color="font-color" fo:font-weight="bold" officeooo:rsid="00c11483"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size="18pt" officeooo:rsid="00f49ca3" style:font-size-asian="18pt" style:font-size-complex="18pt"/>
    </style:style>
    <style:style style:name="T5" style:family="text">
      <style:text-properties fo:font-weight="bold" style:font-weight-asian="bold" style:font-weight-complex="bold"/>
    </style:style>
    <style:style style:name="T6" style:family="text">
      <style:text-properties fo:font-weight="bold" officeooo:rsid="003bc7fd" style:font-weight-asian="bold" style:font-weight-complex="bold"/>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style>
    <style:style style:name="T9" style:family="text">
      <style:text-properties fo:font-variant="normal" fo:text-transform="none" fo:letter-spacing="normal" fo:font-style="normal" fo:font-weight="bold" officeooo:rsid="007833c7"/>
    </style:style>
    <style:style style:name="T10" style:family="text">
      <style:text-properties fo:font-variant="normal" fo:text-transform="none" fo:letter-spacing="normal" fo:font-style="normal" fo:font-weight="bold" style:font-weight-asian="bold" style:font-weight-complex="bold"/>
    </style:style>
    <style:style style:name="T11" style:family="text">
      <style:text-properties fo:font-variant="normal" fo:text-transform="none" fo:letter-spacing="normal" fo:font-style="normal" fo:font-weight="bold" style:font-weight-asian="bold" style:font-weight-complex="bold" loext:padding="0cm" loext:border="none"/>
    </style:style>
    <style:style style:name="T12" style:family="text">
      <style:text-properties fo:font-variant="normal" fo:text-transform="none" fo:letter-spacing="normal" fo:font-style="normal" fo:font-weight="bold" officeooo:rsid="005f737a" style:font-weight-asian="bold" style:font-weight-complex="bold"/>
    </style:style>
    <style:style style:name="T13" style:family="text">
      <style:text-properties fo:font-variant="normal" fo:text-transform="none" fo:letter-spacing="normal" fo:font-style="normal" fo:font-weight="bold" officeooo:rsid="007da6ad"/>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loext:padding="0cm" loext:border="none"/>
    </style:style>
    <style:style style:name="T16" style:family="text">
      <style:text-properties fo:font-variant="normal" fo:text-transform="none" fo:letter-spacing="normal" fo:font-style="normal" officeooo:rsid="008b736f"/>
    </style:style>
    <style:style style:name="T17" style:family="text">
      <style:text-properties fo:font-variant="normal" fo:text-transform="none" fo:letter-spacing="normal" fo:font-style="normal" loext:padding="0cm" loext:border="none"/>
    </style:style>
    <style:style style:name="T18" style:family="text">
      <style:text-properties fo:font-variant="normal" fo:text-transform="none" fo:font-size="12pt" fo:letter-spacing="normal" fo:font-style="normal" fo:font-weight="normal"/>
    </style:style>
    <style:style style:name="T19" style:family="text">
      <style:text-properties fo:font-variant="normal" fo:text-transform="none" fo:font-size="12pt" fo:letter-spacing="normal" fo:font-style="normal" fo:font-weight="normal" loext:padding="0cm" loext:border="none"/>
    </style:style>
    <style:style style:name="T20" style:family="text">
      <style:text-properties fo:font-variant="normal" fo:text-transform="none" fo:font-size="12pt" fo:letter-spacing="normal" fo:font-style="normal" fo:font-weight="normal" style:font-size-asian="12pt" style:font-size-complex="12pt"/>
    </style:style>
    <style:style style:name="T21" style:family="text">
      <style:text-properties fo:font-variant="normal" fo:text-transform="none" fo:font-size="12pt" fo:letter-spacing="normal" fo:font-style="normal" fo:font-weight="normal" style:font-size-asian="12pt" style:font-size-complex="12pt" loext:padding="0cm" loext:border="none"/>
    </style:style>
    <style:style style:name="T22" style:family="text">
      <style:text-properties fo:font-variant="normal" fo:text-transform="none" fo:font-size="12pt" fo:letter-spacing="normal" fo:font-style="normal" fo:font-weight="bold"/>
    </style:style>
    <style:style style:name="T23" style:family="text">
      <style:text-properties fo:font-variant="normal" fo:text-transform="none" fo:font-size="12pt" fo:letter-spacing="normal" fo:font-style="normal" fo:font-weight="bold" style:font-weight-asian="bold" style:font-weight-complex="bold"/>
    </style:style>
    <style:style style:name="T24" style:family="text">
      <style:text-properties fo:font-variant="normal" fo:text-transform="none" fo:font-size="12pt" fo:letter-spacing="normal" fo:font-style="normal" fo:font-weight="bold" style:font-weight-asian="bold" style:font-weight-complex="bold" loext:padding="0cm" loext:border="none"/>
    </style:style>
    <style:style style:name="T25" style:family="text">
      <style:text-properties fo:font-variant="normal" fo:text-transform="none" fo:font-size="12pt" fo:letter-spacing="normal" fo:font-style="normal" fo:font-weight="bold" loext:padding="0cm" loext:border="none"/>
    </style:style>
    <style:style style:name="T26" style:family="text">
      <style:text-properties fo:font-variant="normal" fo:text-transform="none" fo:font-size="12pt" fo:letter-spacing="normal" fo:font-style="normal" fo:font-weight="bold" officeooo:rsid="0081604c"/>
    </style:style>
    <style:style style:name="T27" style:family="text">
      <style:text-properties fo:font-variant="normal" fo:text-transform="none" fo:font-size="12pt" fo:letter-spacing="normal" fo:font-style="normal" fo:font-weight="bold" officeooo:rsid="009950f9"/>
    </style:style>
    <style:style style:name="T28" style:family="text">
      <style:text-properties fo:font-variant="normal" fo:text-transform="none" fo:font-size="12pt" fo:letter-spacing="normal" fo:font-style="normal" fo:font-weight="bold" officeooo:rsid="009c16be"/>
    </style:style>
    <style:style style:name="T29" style:family="text">
      <style:text-properties fo:font-variant="normal" fo:text-transform="none" fo:font-size="12pt" fo:letter-spacing="normal" fo:font-style="normal" fo:font-weight="bold" officeooo:rsid="00a73adf"/>
    </style:style>
    <style:style style:name="T30" style:family="text">
      <style:text-properties fo:font-variant="normal" fo:text-transform="none" fo:font-size="12pt" fo:letter-spacing="normal" fo:font-style="normal" fo:font-weight="bold" style:font-size-asian="12pt" style:font-size-complex="12pt"/>
    </style:style>
    <style:style style:name="T31" style:family="text">
      <style:text-properties fo:font-variant="normal" fo:text-transform="none" fo:font-size="12pt" fo:letter-spacing="normal" fo:font-style="normal" fo:font-weight="bold" officeooo:rsid="00235db6" style:font-size-asian="12pt" style:font-size-complex="12pt"/>
    </style:style>
    <style:style style:name="T32"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font-size="12pt" fo:letter-spacing="normal" fo:font-style="normal" fo:font-weight="bold" style:font-size-asian="12pt" style:font-weight-asian="bold" style:font-size-complex="12pt" style:font-weight-complex="bold" loext:padding="0cm" loext:border="none"/>
    </style:style>
    <style:style style:name="T34" style:family="text">
      <style:text-properties fo:font-variant="normal" fo:text-transform="none" fo:font-size="12pt" fo:letter-spacing="normal" fo:font-style="normal" officeooo:rsid="00239a98" style:font-size-asian="12pt" style:font-size-complex="12pt"/>
    </style:style>
    <style:style style:name="T35" style:family="text">
      <style:text-properties loext:padding="0cm" loext:border="none"/>
    </style:style>
    <style:style style:name="T36" style:family="text">
      <style:text-properties fo:font-size="12pt" fo:font-style="normal" fo:font-weight="bold"/>
    </style:style>
    <style:style style:name="T37" style:family="text">
      <style:text-properties fo:font-size="12pt" fo:font-style="normal" fo:font-weight="bold" officeooo:rsid="004acd13"/>
    </style:style>
    <style:style style:name="T38" style:family="text">
      <style:text-properties fo:font-size="12pt" fo:font-style="normal" fo:font-weight="bold" loext:padding="0cm" loext:border="none"/>
    </style:style>
    <style:style style:name="T39" style:family="text">
      <style:text-properties fo:font-size="12pt" style:font-size-asian="12pt" style:font-size-complex="12pt"/>
    </style:style>
    <style:style style:name="T40" style:family="text">
      <style:text-properties fo:font-size="12pt" officeooo:rsid="01168cbf" style:font-size-asian="12pt" style:font-size-complex="12pt"/>
    </style:style>
    <style:style style:name="T41" style:family="text">
      <style:text-properties fo:font-size="12pt" officeooo:rsid="0128a04d"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bold" officeooo:rsid="01948d58" style:font-size-asian="12pt" style:font-weight-asian="bold" style:font-size-complex="12pt" style:font-weight-complex="bold"/>
    </style:style>
    <style:style style:name="T44" style:family="text">
      <style:text-properties fo:font-size="12pt" fo:font-weight="bold" officeooo:rsid="019ed389" style:font-size-asian="12pt" style:font-weight-asian="bold" style:font-size-complex="12pt" style:font-weight-complex="bold"/>
    </style:style>
    <style:style style:name="T45" style:family="text">
      <style:text-properties fo:font-size="12pt" fo:font-weight="bold" officeooo:rsid="01a3abed" style:font-size-asian="12pt" style:font-weight-asian="bold" style:font-size-complex="12pt" style:font-weight-complex="bold"/>
    </style:style>
    <style:style style:name="T46" style:family="text">
      <style:text-properties fo:font-size="12pt" fo:font-weight="bold" officeooo:rsid="01b63ccd" style:font-size-asian="12pt" style:font-weight-asian="bold" style:font-size-complex="12pt" style:font-weight-complex="bold"/>
    </style:style>
    <style:style style:name="T47" style:family="text">
      <style:text-properties officeooo:rsid="00554f0d"/>
    </style:style>
    <style:style style:name="T48" style:family="text">
      <style:text-properties officeooo:rsid="005f4f03"/>
    </style:style>
    <style:style style:name="T49" style:family="text">
      <style:text-properties officeooo:rsid="00667bd5"/>
    </style:style>
    <style:style style:name="T50" style:family="text">
      <style:text-properties officeooo:rsid="006cdc87"/>
    </style:style>
    <style:style style:name="T51" style:family="text">
      <style:text-properties officeooo:rsid="006fecc3"/>
    </style:style>
    <style:style style:name="T52" style:family="text">
      <style:text-properties fo:color="#000000" fo:font-size="12pt" fo:font-weight="normal" style:font-size-asian="12pt" style:font-weight-asian="normal" style:font-size-complex="12pt" style:font-weight-complex="normal"/>
    </style:style>
    <style:style style:name="T53" style:family="text">
      <style:text-properties fo:color="#000000" style:font-name="Liberation Serif" fo:font-size="12pt" style:font-size-asian="12pt" style:font-size-complex="12pt"/>
    </style:style>
    <style:style style:name="T54" style:family="text">
      <style:text-properties fo:color="#000000" fo:font-size="18pt" style:text-underline-style="solid" style:text-underline-width="auto" style:text-underline-color="font-color" fo:font-weight="bold" officeooo:rsid="001f09f8" style:font-size-asian="18pt" style:font-weight-asian="bold" style:font-size-complex="18pt" style:font-weight-complex="bold"/>
    </style:style>
    <style:style style:name="T55" style:family="text">
      <style:text-properties fo:color="#000000" fo:font-size="18pt" style:text-underline-style="solid" style:text-underline-width="auto" style:text-underline-color="font-color" fo:font-weight="bold" officeooo:rsid="01e9e0cb" style:font-size-asian="18pt" style:font-weight-asian="bold" style:font-size-complex="18pt" style:font-weight-complex="bold"/>
    </style:style>
    <style:style style:name="T56" style:family="text">
      <style:text-properties officeooo:rsid="00e014e7"/>
    </style:style>
    <style:style style:name="T57" style:family="text">
      <style:text-properties style:font-name="Liberation Serif"/>
    </style:style>
    <style:style style:name="T58" style:family="text">
      <style:text-properties style:font-name="Liberation Serif" fo:font-size="12pt" style:font-size-asian="12pt" style:font-size-complex="12pt"/>
    </style:style>
    <style:style style:name="T59" style:family="text">
      <style:text-properties style:font-name="Liberation Serif" fo:font-size="12pt" fo:font-weight="bold" style:font-size-asian="12pt" style:font-weight-asian="bold" style:font-size-complex="12pt" style:font-weight-complex="bold"/>
    </style:style>
    <style:style style:name="T60" style:family="text">
      <style:text-properties style:font-name="Liberation Serif" fo:font-size="12pt" fo:font-weight="normal" style:font-size-asian="12pt" style:font-weight-asian="normal" style:font-size-complex="12pt" style:font-weight-complex="normal"/>
    </style:style>
    <style:style style:name="T61" style:family="text">
      <style:text-properties style:font-name="Liberation Serif" fo:font-weight="bold" style:font-weight-asian="bold" style:font-weight-complex="bold"/>
    </style:style>
    <style:style style:name="T62" style:family="text">
      <style:text-properties style:font-name="Liberation Serif" fo:font-weight="normal" style:font-weight-asian="normal" style:font-weight-complex="normal"/>
    </style:style>
    <style:style style:name="T63" style:family="text">
      <style:text-properties style:font-name="Liberation Serif" fo:font-weight="normal" officeooo:rsid="0139863f" style:font-weight-asian="normal" style:font-weight-complex="normal"/>
    </style:style>
    <style:style style:name="T64" style:family="text">
      <style:text-properties style:font-name="Liberation Serif" officeooo:rsid="01bf8f24"/>
    </style:style>
    <style:style style:name="T65" style:family="text">
      <style:text-properties style:font-name="Liberation Serif" officeooo:rsid="01d986d0"/>
    </style:style>
    <style:style style:name="T66" style:family="text">
      <style:text-properties officeooo:rsid="00ef8e33"/>
    </style:style>
    <style:style style:name="T67" style:family="text">
      <style:text-properties officeooo:rsid="00f8626e"/>
    </style:style>
    <style:style style:name="T68" style:family="text">
      <style:text-properties officeooo:rsid="00fe8818"/>
    </style:style>
    <style:style style:name="T69" style:family="text">
      <style:text-properties officeooo:rsid="01139857"/>
    </style:style>
    <style:style style:name="T70" style:family="text">
      <style:text-properties officeooo:rsid="01189ac9"/>
    </style:style>
    <style:style style:name="T71" style:family="text">
      <style:text-properties officeooo:rsid="01328894"/>
    </style:style>
    <style:style style:name="T72" style:family="text">
      <style:text-properties officeooo:rsid="01335d06"/>
    </style:style>
    <style:style style:name="T73" style:family="text">
      <style:text-properties officeooo:rsid="01522b84"/>
    </style:style>
    <style:style style:name="T74" style:family="text">
      <style:text-properties officeooo:rsid="01740cc8"/>
    </style:style>
    <style:style style:name="T75" style:family="text">
      <style:text-properties officeooo:rsid="017bc06d"/>
    </style:style>
    <style:style style:name="T76" style:family="text">
      <style:text-properties officeooo:rsid="017c1db1"/>
    </style:style>
    <style:style style:name="T77" style:family="text">
      <style:text-properties officeooo:rsid="017e0b1f"/>
    </style:style>
    <style:style style:name="T78" style:family="text">
      <style:text-properties officeooo:rsid="0184b1b8"/>
    </style:style>
    <style:style style:name="T79" style:family="text">
      <style:text-properties officeooo:rsid="01894482"/>
    </style:style>
    <style:style style:name="T80" style:family="text">
      <style:text-properties officeooo:rsid="018d2531"/>
    </style:style>
    <style:style style:name="T81" style:family="text">
      <style:text-properties officeooo:rsid="018e14a7"/>
    </style:style>
    <style:style style:name="T82" style:family="text">
      <style:text-properties officeooo:rsid="0190e0b9"/>
    </style:style>
    <style:style style:name="T83" style:family="text">
      <style:text-properties officeooo:rsid="01932a80"/>
    </style:style>
    <style:style style:name="T84" style:family="text">
      <style:text-properties officeooo:rsid="01e9e0cb"/>
    </style:style>
    <style:style style:name="T85" style:family="text">
      <style:text-properties officeooo:rsid="01ea9dce"/>
    </style:style>
    <style:style style:name="T86" style:family="text">
      <style:text-properties officeooo:rsid="01ec4c2f"/>
    </style:style>
    <style:style style:name="T87" style:family="text">
      <style:text-properties officeooo:rsid="01fd9001"/>
    </style:style>
    <style:style style:name="T88" style:family="text">
      <style:text-properties style:text-underline-style="solid" style:text-underline-type="double" style:text-underline-width="auto" style:text-underline-color="font-color" fo:font-weight="bold" style:font-weight-asian="bold" style:font-weight-complex="bold"/>
    </style:style>
    <style:style style:name="T89"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1">New Features in IBM BAW V18.0.0.1</text:span></text:p>
      <text:p text:style-name="P2"/>
      <text:p text:style-name="P2">The following are the new advanced features added to IBM Business Automation Workflow V18.0.0.1 :</text:p>
      <text:h text:style-name="P61" text:outline-level="3"><text:span text:style-name="T31">1.</text:span><text:span text:style-name="T30">Experience multiple features from unified products</text:span></text:h>
      <text:p text:style-name="P22"><text:span text:style-name="T21">Business Automation Workflow </text:span><text:span text:style-name="T20">V18.0.0.1 combines </text:span><text:span text:style-name="T33">IBM Business Process Manager </text:span><text:span text:style-name="T32">and <text:s/>IBM Case Manager</text:span><text:span text:style-name="T20"> in a single product and a </text:span><text:span text:style-name="T32">single installation</text:span><text:span text:style-name="T20">.</text:span><text:span text:style-name="T21">IBM Content Navigator </text:span><text:span text:style-name="T20">and the </text:span><text:span text:style-name="T21">Content Platform Engine </text:span><text:span text:style-name="T20">are included in the product installation.</text:span></text:p>
      <text:p text:style-name="P58"/>
      <text:h text:style-name="P61" text:outline-level="3"><text:span text:style-name="T34">2.</text:span>Terminology changes</text:h>
      <text:p text:style-name="P12"><text:span text:style-name="T18">The documentation and product user interfaces have changed to reflect that </text:span><text:span text:style-name="T19">IBM BPM </text:span><text:span text:style-name="T18">and IBM Case Manager have been unified into a single product, such as the following changes:</text:span></text:p>
      <text:p text:style-name="P59"/>
      <text:list xml:id="list17860698" text:style-name="L1">
        <text:list-item>
          <text:p text:style-name="P3"><text:s/><text:span text:style-name="T19">IBM Business Process Manager </text:span><text:span text:style-name="T18">and </text:span><text:span text:style-name="T19">IBM BPM </text:span><text:span text:style-name="T18">are renamed to </text:span><text:span text:style-name="T24">Business Automation <text:s text:c="2"/>Workflow</text:span><text:span text:style-name="T23">.</text:span> </text:p>
        </text:list-item>
        <text:list-item>
          <text:p text:style-name="P3"><text:span text:style-name="T19">IBM Process Center </text:span><text:span text:style-name="T18">and </text:span><text:span text:style-name="T19">Process Center </text:span><text:span text:style-name="T18">are renamed to </text:span><text:span text:style-name="T24">IBM Workflow Center</text:span><text:span text:style-name="T19"> </text:span><text:span text:style-name="T18">and </text:span><text:span text:style-name="T24">Workflow Center</text:span><text:span text:style-name="T18">.</text:span></text:p>
        </text:list-item>
        <text:list-item>
          <text:p text:style-name="P3"><text:span text:style-name="T19">IBM Process Server </text:span><text:span text:style-name="T18">and </text:span><text:span text:style-name="T19">Process Server </text:span><text:span text:style-name="T18">are renamed to </text:span><text:span text:style-name="T24">IBM Workflow Server</text:span><text:span text:style-name="T19"> </text:span><text:span text:style-name="T18">and </text:span><text:span text:style-name="T24">IBM Workflow Server</text:span><text:span text:style-name="T18">.</text:span></text:p>
        </text:list-item>
        <text:list-item>
          <text:p text:style-name="P3">IBM Case Manager is renamed to <text:span text:style-name="T5">Business Automation Workflow</text:span>. </text:p>
        </text:list-item>
        <text:list-item>
          <text:p text:style-name="P3">IBM Case Manager configuration tool has been renamed to <text:span text:style-name="T5">Business Automatio</text:span><text:span text:style-name="T6">n</text:span><text:span text:style-name="T5"> Workflow Case configuration tool.</text:span></text:p>
        </text:list-item>
        <text:list-item>
          <text:p text:style-name="P5"><text:span text:style-name="T14">IBM Case Manager administration client has been renamed to </text:span><text:span text:style-name="T11">Business Automation Workflow </text:span><text:span text:style-name="T10">Case administration client.</text:span></text:p>
        </text:list-item>
        <text:list-item>
          <text:p text:style-name="P5">Case Manager Builder has been renamed to <text:span text:style-name="T5">Case Builder</text:span>.</text:p>
        </text:list-item>
        <text:list-item>
          <text:p text:style-name="P5">Case Manager Client has been renamed to <text:span text:style-name="T5">Case Client.</text:span></text:p>
        </text:list-item>
        <text:list-item>
          <text:p text:style-name="P5"><text:span text:style-name="T14">The </text:span><text:span text:style-name="T15">Process Designer </text:span><text:span text:style-name="T14">that is included in the Content Platform Engine has been renamed to IBM FileNet </text:span><text:span text:style-name="T15">Process Designer</text:span><text:span text:style-name="T14">. Mentions of </text:span><text:span text:style-name="T15">Process Designer </text:span><text:span text:style-name="T14">refer to the </text:span><text:span text:style-name="T15">Process Designer </text:span><text:span text:style-name="T14">that was in </text:span><text:span text:style-name="T15">IBM BPM</text:span><text:span text:style-name="T14">.</text:span></text:p>
        </text:list-item>
      </text:list>
      <text:p text:style-name="P4"><text:s/></text:p>
      <text:h text:style-name="P61" text:outline-level="3"><text:span text:style-name="T37">3.E</text:span><text:span text:style-name="T36">nhanced usability in the web </text:span><text:span text:style-name="T38">IBM Process Designer</text:span></text:h>
      <text:p text:style-name="P22"><text:span text:style-name="T18">Usability functions that were available in the desktop </text:span><text:span text:style-name="T19">Process Designer </text:span><text:span text:style-name="T18">are now available in the web </text:span><text:span text:style-name="T19">Process Designer</text:span><text:span text:style-name="T18">.</text:span> </text:p>
      <text:p text:style-name="P22"/>
      <text:list xml:id="list3621057618" text:style-name="L2">
        <text:list-item>
          <text:p text:style-name="P36"><text:span text:style-name="Strong_20_Emphasis"><text:span text:style-name="T57">Organize library items in custom smart folders in the web IBM Process Designer</text:span></text:span><text:span text:style-name="T57"> </text:span></text:p>
          <text:p text:style-name="P24"/>
          <text:p text:style-name="P24">You can arrange library items in <text:span text:style-name="T5">custom smart folders</text:span> for quick and easy access in the web Process Designer. You can use <text:span text:style-name="T5">predefined smart folders</text:span>, and now you can also create custom smart folders to organize library items according to your preferred criteria.</text:p>
          <text:p text:style-name="P24"/>
        </text:list-item>
        <text:list-item>
          <text:p text:style-name="P36"><text:span text:style-name="Strong_20_Emphasis"><text:span text:style-name="T57">Gain greater insight into problems in scripts through improved validation in the web IBM Process Designer</text:span></text:span></text:p>
          <text:p text:style-name="P36"><text:span text:style-name="Strong_20_Emphasis"><text:span text:style-name="T57"/></text:span></text:p>
        </text:list-item>
      </text:list>
      <text:p text:style-name="P25"><text:s text:c="3"/>With the addition of <text:span text:style-name="T5">client-side JavaScript validation</text:span> support, you now see and fix <text:s text:c="8"/></text:p>
      <text:p text:style-name="P55"><text:s text:c="12"/><text:span text:style-name="T5">JavaScript semantic error messages</text:span> as you work in these web Process Designer editors:</text:p>
      <text:p text:style-name="P55"><text:s text:c="12"/>the process editor, client-side human service editor, and heritage human service editor.</text:p>
      <text:p text:style-name="P22"/>
      <text:p text:style-name="P7"><text:s/></text:p>
      <text:h text:style-name="P61" text:outline-level="3"><text:soft-page-break/><text:span text:style-name="T47">4.</text:span>Monitor system maintenance data in the <text:span text:style-name="T35">Process Admin Console</text:span></text:h>
      <text:p text:style-name="P22"><text:span text:style-name="T18">You can now actively monitor the amount of data generated for key process-related artifacts that can impact performance by using the </text:span><text:span text:style-name="T23">System Maintenance Status</text:span><text:span text:style-name="T18"> feature in the </text:span><text:span text:style-name="T24">Process Admin Console</text:span><text:span text:style-name="T23">.</text:span><text:span text:style-name="T18"> When the data exceeds the established thresholds, the system notifies you with </text:span><text:span text:style-name="T19">SystemOut.log </text:span><text:span text:style-name="T18">file messages. You can customize the </text:span><text:span text:style-name="T23">threshold settings</text:span><text:span text:style-name="T18"> according to your system's usage and requirements.</text:span> </text:p>
      <text:p text:style-name="P10"><text:s/></text:p>
      <text:h text:style-name="P62" text:outline-level="3"><text:span text:style-name="T48">5.</text:span>Import environment variables and servers from other process applications or toolkits</text:h>
      <text:p text:style-name="P22"><text:span text:style-name="T14">Now you can easily duplicate </text:span><text:span text:style-name="T10">environment variables</text:span><text:span text:style-name="T12">(ENV’s)</text:span><text:span text:style-name="T10"> </text:span><text:span text:style-name="T14">and server entries that artifacts copied or moved from other </text:span><text:span text:style-name="T10">process applications or toolkits</text:span><text:span text:style-name="T14"> refer to by using the </text:span><text:span text:style-name="T10">import function in Process App settings in </text:span><text:span text:style-name="T11">Process Designer</text:span><text:span text:style-name="T10">.</text:span> </text:p>
      <text:p text:style-name="P4"/>
      <text:h text:style-name="P62" text:outline-level="3"><text:span text:style-name="T49">6.</text:span>Identify resource issues by using Performance Monitoring</text:h>
      <text:p text:style-name="P22"><text:span text:style-name="T18">You can identify potential resource issues by monitoring the usage of resources such as CPU, heap, JDBC connections, and thread pools, displaying the real-time historical data, and then looking for a correlation with process instances and tasks. To analyze the data offline, you can export the data from the dashboard to a spreadsheet.</text:span> </text:p>
      <text:p text:style-name="P8"><text:s/></text:p>
      <text:h text:style-name="P62" text:outline-level="3"><text:span text:style-name="T50">7.</text:span>Model gateway decisions using decision tables or action rules in <text:span text:style-name="T35">ProcessDesigner</text:span></text:h>
      <text:p text:style-name="P22"><text:span text:style-name="T18">For an </text:span><text:span text:style-name="T23">exclusive or inclusive gateway</text:span><text:span text:style-name="T18">, you can now define your gateway decision using </text:span><text:span text:style-name="T23">decision tables and actions rules</text:span><text:span text:style-name="T18"> by assigning a service flow to your gateway.</text:span> </text:p>
      <text:p text:style-name="P9"><text:s/></text:p>
      <text:h text:style-name="P62" text:outline-level="3"><text:span text:style-name="T51">8.</text:span>Benefit from a single sign-on experience</text:h>
      <text:p text:style-name="P22"><text:span text:style-name="T18">If you have multiple </text:span><text:span text:style-name="T24">Business Automation Workflow </text:span><text:span text:style-name="T23">installations</text:span><text:span text:style-name="T18">, you can use the new </text:span><text:span text:style-name="T23">User Management Service</text:span><text:span text:style-name="T18"> to provide a </text:span><text:span text:style-name="T23">single sign-on experience</text:span><text:span text:style-name="T18"> for users who use more than one instance.</text:span> </text:p>
      <text:p text:style-name="P4"/>
      <text:p text:style-name="P1"><text:span text:style-name="T9">9.</text:span><text:span text:style-name="T8">Specify a common logout page for third-party authentication products</text:span></text:p>
      <text:p text:style-name="P22"><text:span text:style-name="T18">If you use a third-party authentication product that requires that all logout actions in clients are redirected to special URLs, you can specify a single logout exit page URL by setting the </text:span><text:span text:style-name="T25">Security.CommonLogoutExitPage </text:span><text:span text:style-name="T18">DE-level custom property.</text:span> </text:p>
      <text:p text:style-name="P22"/>
      <text:h text:style-name="P62" text:outline-level="3"><text:span text:style-name="T13">10.</text:span><text:span text:style-name="T8">Work with process launch steps and tasks more quickly in the Work Dashboard</text:span></text:h>
      <text:p text:style-name="P22">If you are launching a process from a document, in either IBM Content Navigator or the Browse view of the Business Automation Workflow desktop, and the process is configured with a launch step, the Work Dashboard now automatically opens and the launch step is displayed. Similarly, if the first task in the process is assigned to you, the Work Dashboard now automatically opens and the task is displayed. </text:p>
      <text:p text:style-name="P1"/>
      <text:h text:style-name="P61" text:outline-level="3"><text:span text:style-name="T26">11.</text:span><text:span text:style-name="T22">Run your process and its inline user tasks and robot tasks immediately after an </text:span><text:span text:style-name="T25">IBM Blueworks Live </text:span><text:span text:style-name="T22">import occurs</text:span></text:h>
      <text:p text:style-name="P22"><text:span text:style-name="T18">The </text:span><text:span text:style-name="T24">Blueworks Live </text:span><text:span text:style-name="T23">import</text:span><text:span text:style-name="T18"> now generates a process that you can run immediately after it is imported. All </text:span><text:span text:style-name="T23">user tasks</text:span><text:span text:style-name="T18"> are now imported as </text:span><text:span text:style-name="T23">inline user tasks</text:span><text:span text:style-name="T18"> and any </text:span><text:span text:style-name="T24">Blueworks Live </text:span><text:span text:style-name="T23">robot tasks</text:span><text:span text:style-name="T18"> are also imported as </text:span><text:span text:style-name="T23">robot tasks</text:span><text:span text:style-name="T18">. Variables are automatically created and data mapping is automatically performed for all tasks and services to render the process immediately runnable.</text:span></text:p>
      <text:h text:style-name="P63" text:outline-level="3"><text:soft-page-break/><text:span text:style-name="T16">12.</text:span><text:span text:style-name="T7">Author robot tasks in your processes and implement them in </text:span><text:span text:style-name="T17">IBM Robotic Process Automation (IBM RPA) with Automation Anywhere</text:span></text:h>
      <text:p text:style-name="P22"><text:span text:style-name="T18">In your processes, you can now author </text:span><text:span text:style-name="T23">robot tasks</text:span><text:span text:style-name="T18">, which are tasks that are configured to be performed by a software robot rather than a human. Bots that are implemented in </text:span><text:span text:style-name="T24">IBM RPA</text:span><text:span text:style-name="T19"> with Automation Anywhere </text:span><text:span text:style-name="T18">or in other </text:span><text:span text:style-name="T23">robotic process automation tools</text:span><text:span text:style-name="T18"> can run </text:span><text:span text:style-name="T23">robot tasks</text:span><text:span text:style-name="T18">. Each robot task has a specific interface that is implicitly defined by the data that is exposed to it.</text:span> <text:s/></text:p>
      <text:p text:style-name="P1"/>
      <text:h text:style-name="P61" text:outline-level="3"><text:span text:style-name="T27">13.</text:span><text:span text:style-name="T22">Test your robot tasks by manually playing them back in the generated UI</text:span></text:h>
      <text:p text:style-name="P22">When you finish authoring a robot task, you can manually test the robot task by playing it back using the generated UI and then complete, postpone, or fail it. </text:p>
      <text:p text:style-name="P1"/>
      <text:h text:style-name="P61" text:outline-level="3"><text:span text:style-name="T28">14.</text:span><text:span text:style-name="T22">Generate a bot definition from a robot task and implement the bot in </text:span><text:span text:style-name="T25">IBM RPA with Automation Anywhere</text:span></text:h>
      <text:p text:style-name="P22"><text:span text:style-name="T18">You can generate a bot definition from a </text:span><text:span text:style-name="T23">robot task</text:span><text:span text:style-name="T18"> in a process and then download and import it into </text:span><text:span text:style-name="T19">IBM RPA</text:span><text:span text:style-name="T18">. The bot definition defines the steps that are needed to implement a bot in </text:span><text:span text:style-name="T19">IBM RPA with Automation Anywhere</text:span><text:span text:style-name="T18">. In </text:span><text:span text:style-name="T19">IBM RPA with Automation Anywhere</text:span><text:span text:style-name="T18">, you can capture work interactions, such as the tasks that someone performs to process an order, and then play them back by using the bot.</text:span> </text:p>
      <text:p text:style-name="P1"/>
      <text:h text:style-name="P61" text:outline-level="3"><text:span text:style-name="T29">15.</text:span><text:span text:style-name="T22">Fail user tasks and robot tasks using a new REST API</text:span></text:h>
      <text:p text:style-name="P22">A new <text:span text:style-name="T5">REST API</text:span> enables you to fail user tasks and robot tasks with an error code and error data.</text:p>
      <text:p text:style-name="P11"/>
      <text:h text:style-name="Heading_20_3" text:outline-level="3"><text:span text:style-name="Strong_20_Emphasis"><text:span text:style-name="T53">16.IBM Process Federation Server</text:span></text:span></text:h>
      <text:h text:style-name="P62" text:outline-level="3">Share saved searches with teams by using the new Global Team REST API</text:h>
      <text:p text:style-name="P22">You can now share saved searches with members of a same BPD process team instead of sharing it with everyone. The new Global Team REST API lists the teams the calling user can share saved searches with.</text:p>
      <text:h text:style-name="P64" text:outline-level="3"><text:s/></text:h>
      <text:h text:style-name="P64" text:outline-level="3"/>
      <text:p text:style-name="P17"/>
      <text:p text:style-name="P17"/>
      <text:p text:style-name="P17"/>
      <text:p text:style-name="P17"/>
      <text:p text:style-name="P17"/>
      <text:p text:style-name="P17"/>
      <text:p text:style-name="P17"/>
      <text:p text:style-name="P17"/>
      <text:p text:style-name="P17"/>
      <text:p text:style-name="P18"><text:soft-page-break/><text:tab/> <text:s text:c="12"/></text:p>
      <text:p text:style-name="P18"><text:tab/><text:span text:style-name="T73">`<text:tab/></text:span> <text:s text:c="2"/><text:span text:style-name="T1">New Features in IBM BAW V18.0.0.</text:span><text:span text:style-name="T2">2</text:span></text:p>
      <text:p text:style-name="P19">The following are the new features added into IBM Business Automation WorkFlow V18.0.0.2</text:p>
      <text:h text:style-name="P68" text:outline-level="2"><text:span text:style-name="T56">1.</text:span>IBM Business Automation Insights</text:h>
      <text:p text:style-name="P16">Business Automation Workflow is now enabled for Business Automation Insights. Cases, processes, and service flows emit events for use in Business Automation Insights. Also, there is correlation context established to allow correlating events emitted from the respective artifacts during run time. </text:p>
      <text:p text:style-name="P14"/>
      <text:h text:style-name="P67" text:outline-level="3"><text:span text:style-name="T66">a).</text:span>Use the BPMN event emitter and the Case event emitter to capture events </text:h>
      <text:p text:style-name="P22">When you install Business Automation Workflow, a <text:span text:style-name="T5">BPMN event emitter and a case event <text:s/>emitter</text:span> are installed, which you can use to capture events for further processing in Business Automation Insights. </text:p>
      <text:list xml:id="list4250889749" text:style-name="L3">
        <text:list-item>
          <text:p text:style-name="P21"><text:span text:style-name="T57">The </text:span><text:span text:style-name="T61">Case event emitter</text:span><text:span text:style-name="T57"> application enables case events. It is installed in the following directory: </text:span><text:span text:style-name="Variable"><text:span text:style-name="T61">workflow_install_root</text:span></text:span><text:span text:style-name="T61">/CaseManagement/analytics/.</text:span><text:span text:style-name="T57"> The directory contains a </text:span><text:span text:style-name="T61">CaseEventEmitter.war</text:span><text:span text:style-name="T57"> file and some configuration scripts.</text:span></text:p>
          <text:p text:style-name="P26"/>
        </text:list-item>
        <text:list-item>
          <text:p text:style-name="P26">A <text:span text:style-name="T5">BPMN event emitter</text:span> application enables you to capture business events for further processing.</text:p>
        </text:list-item>
      </text:list>
      <text:h text:style-name="P67" text:outline-level="3"><text:span text:style-name="T66">b)</text:span>.Emit BPMN events to Business Automation Insights </text:h>
      <text:p text:style-name="P22"><text:span text:style-name="T5">BPMN events</text:span> emitted to Business Automation Insights support Business Automation Insights event correlation. The correlation context of a case is propagated to the BPMN process when an activity of a case starts a BPMN process. If the BPMN process is the first component called in the Business Automation Workflow, the BPMN process creates a new correlation context when a process starts. </text:p>
      <text:h text:style-name="P67" text:outline-level="3"><text:span text:style-name="T66">c).</text:span>Emit service flows to Business Automation Insights </text:h>
      <text:p text:style-name="P22"><text:span text:style-name="T5">Service flow events</text:span> emitted to Business Automation Insights support Business Automation Insights event correlation. The correlation context of business processes is propagated to service flows in the following scenarios: </text:p>
      <text:list xml:id="list2655892572" text:style-name="L4">
        <text:list-item>
          <text:p text:style-name="P23">Service flows implementing system tasks. </text:p>
        </text:list-item>
        <text:list-item>
          <text:p text:style-name="P23">Service flows implementing gateways. </text:p>
        </text:list-item>
        <text:list-item>
          <text:p text:style-name="P23">Service flows nested in human services that implement user tasks. </text:p>
        </text:list-item>
        <text:list-item>
          <text:p text:style-name="P23">Service flows implementing AJAX services when invoked by human services and external implementations implementing user tasks. </text:p>
        </text:list-item>
      </text:list>
      <text:p text:style-name="P22">Also, a service flow creates a new correlation context if it is the first component called in Business Automation Workflow. </text:p>
      <text:h text:style-name="P68" text:outline-level="2"><text:span text:style-name="T4">2.</text:span><text:span text:style-name="T3">Case capabilities</text:span></text:h>
      <text:h text:style-name="P67" text:outline-level="3"><text:span text:style-name="T67">a).</text:span>Terminology changes </text:h>
      <text:p text:style-name="P35"><text:span text:style-name="T57">To more accurately describe the function of case tasks and reduce confusion with items of the same name, case tasks have been renamed to </text:span><text:span text:style-name="Definition"><text:span text:style-name="T61">case activities</text:span></text:span><text:span text:style-name="T57">. Managed by a case, a case activity orchestrates the launch of processes that automate the delivery of the tasks that case workers perform. </text:span></text:p>
      <text:p text:style-name="P16"/>
      <text:h text:style-name="P67" text:outline-level="3"><text:soft-page-break/><text:span text:style-name="T68">b).</text:span>Create a case activity from any process in any available process application in Case Builder </text:h>
      <text:p text:style-name="P22">In Case Builder, you can now create a case activity that will launch any available Business Automation Workflow process in any available process application. You no longer need to reuse only exposed processes or the processes from active snapshots because you can now select processes from any snapshot or simply use the current version. Also, the case solution and process application no longer need to have matching names.</text:p>
      <text:p text:style-name="P16"/>
      <text:h text:style-name="P67" text:outline-level="3"><text:span text:style-name="T69">c).</text:span>Display process tasks in the case worker's My Work in-basket in Case Client </text:h>
      <text:p text:style-name="P22"><text:span text:style-name="T5">Process Tasks</text:span> from Business Automation Workflow processes that are launched from case activities are now displayed in the <text:span text:style-name="T5">case worker’s My Work in-basket</text:span> if the user is assigned the work or is a member of a process team where any member can claim and complete it. </text:p>
      <text:p text:style-name="P16"/>
      <text:h text:style-name="P67" text:outline-level="3"><text:span text:style-name="T69">d).</text:span>Work with process tasks in the new Process Task Details page in Case Client </text:h>
      <text:p text:style-name="P22">In <text:span text:style-name="T5">Case Builder</text:span>, a new customizable <text:span text:style-name="T5">Process Task Details page</text:span> has been added to the <text:span text:style-name="T5">Work Details section</text:span> of the Pages tab. Using the new page, you can view and complete Business Automation Workflow process tasks that are opened from the user’s <text:span text:style-name="T5">My Work in-basket</text:span> and displayed directly in the case client.</text:p>
      <text:p text:style-name="P22"/>
      <text:p text:style-name="P27"><text:s/>The page includes two widgets: the <text:span text:style-name="T5">new Task Toolbar widget</text:span>, which is used to load the task, <text:s text:c="2"/></text:p>
      <text:p text:style-name="P27"><text:s text:c="2"/>and the <text:span text:style-name="T5">existing Website Viewer widget</text:span>, which is used to display the task’s user interface.</text:p>
      <text:h text:style-name="P66" text:outline-level="3"><text:span text:style-name="T40"/></text:h>
      <text:h text:style-name="P66" text:outline-level="3"><text:span text:style-name="T40">e</text:span><text:span text:style-name="T41">)</text:span><text:span text:style-name="T40">.</text:span><text:span text:style-name="T39">Connect with an external Content Platform Engine directly in Case configuration </text:span></text:h>
      <text:p text:style-name="P22">When you install Business Automation Workflow V18.0.0.2, you can connect directly with an <text:span text:style-name="T5">external Content Platform Engine</text:span> for <text:span text:style-name="T5">case management and document storage (ECM).</text:span> You no longer have to deploy and configure the embedded Content Platform Engine first and then switch to an external one.</text:p>
      <text:h text:style-name="P67" text:outline-level="3"/>
      <text:h text:style-name="P67" text:outline-level="3"><text:span text:style-name="T70">f).</text:span>Upgrade more easily by using a scriptable response file in Case configuration </text:h>
      <text:p text:style-name="P22">The <text:span text:style-name="T5">BPMConfig -update -caseConfigure</text:span> command now allows you to use a response file and can be integrated into a scripted procedure for upgrading automatically.</text:p>
      <text:p text:style-name="P12"/>
      <text:h text:style-name="P68" text:outline-level="2"><text:span text:style-name="T74">3.</text:span>Process capabilities</text:h>
      <text:h text:style-name="P67" text:outline-level="3"><text:span text:style-name="T72">a).</text:span>Authoring experience boasts a streamlined, space-efficient navigation </text:h>
      <text:p text:style-name="P28">The <text:span text:style-name="T5">coach and view</text:span> authoring experience now benefits from a streamlined, space-efficient navigation in the <text:span text:style-name="T5">client-side human service</text:span> and <text:span text:style-name="T5">heritage human service</text:span> editors. </text:p>
      <text:p text:style-name="P28">Also, a new intuitive palette exp<text:span text:style-name="T71">s</text:span>erience is provided in the layout for the view, client-side human service, and heritage human service editors. <text:s/></text:p>
      <text:p text:style-name="P13"/>
      <text:h text:style-name="P67" text:outline-level="3"><text:soft-page-break/></text:h>
      <text:h text:style-name="P67" text:outline-level="3"><text:bookmark text:name="cbpm_whatsnew__ep_313003"/><text:span text:style-name="T72">b).</text:span>Retrieve the name of the service flow by using JavaScript </text:h>
      <text:p text:style-name="P22">You can now retrieve the name of the current service flow by using JavaScript.</text:p>
      <text:p text:style-name="List_20_Contents"><text:span text:style-name="Example"><text:span text:style-name="T57"><text:tab/></text:span></text:span></text:p>
      <text:p text:style-name="List_20_Contents"><text:span text:style-name="Example"><text:span text:style-name="T61"><text:tab/></text:span></text:span><text:span text:style-name="Example"><text:span text:style-name="T61">tw.system.currentProcess.name </text:span></text:span><text:span text:style-name="Example"><text:span text:style-name="T62">to get the name of the parent process.</text:span></text:span></text:p>
      <text:p text:style-name="List_20_Contents"><text:span text:style-name="Example"><text:span text:style-name="T61"><text:tab/>tw.system.serviceFlow.name </text:span></text:span><text:span text:style-name="Example"><text:span text:style-name="T63">to </text:span></text:span><text:span text:style-name="Example"><text:span text:style-name="T62">get the name of the service flow. </text:span></text:span></text:p>
      <text:p text:style-name="P12"/>
      <text:h text:style-name="P67" text:outline-level="3"><text:span text:style-name="T75">c).</text:span>Create meaningful parameter names and descriptions for external services representing Java services </text:h>
      <text:p text:style-name="P52">When you use the <text:span text:style-name="T5">Java Integration function</text:span> in Process Designer, you can now add meaningful descriptions to generated parameter descriptions of generated classes by providing <text:span text:style-name="T5">BeanInfo classes</text:span>.</text:p>
      <text:h text:style-name="P67" text:outline-level="3"><text:span text:style-name="T76">d).</text:span>Discover a REST service without downloading its definition first </text:h>
      <text:p text:style-name="P52">To invoke a <text:span text:style-name="T5">REST service</text:span> from a service flow, you can now discover the necessary <text:span text:style-name="T5">OpenAPI</text:span> definition file from a URL without having to download its definition first.</text:p>
      <text:h text:style-name="P67" text:outline-level="3"><text:span text:style-name="T77">e).</text:span>Use the latest WSDL generation in web services </text:h>
      <text:p text:style-name="P54"><text:span text:style-name="T57">When you use web services, use the latest </text:span><text:span text:style-name="T61">WSDL</text:span><text:span text:style-name="T57"> generation by setting the </text:span><text:span text:style-name="T61">flag enable-advanced-parameter-properties-for-wsdl to </text:span><text:span text:style-name="User_20_Entry"><text:span text:style-name="T61">true</text:span></text:span><text:span text:style-name="T61">.</text:span><text:span text:style-name="T57"> Use the default value of </text:span><text:span text:style-name="User_20_Entry"><text:span text:style-name="T57">false</text:span></text:span><text:span text:style-name="T57"> only for backward-compatibility. </text:span></text:p>
      <text:h text:style-name="P67" text:outline-level="3"><text:span text:style-name="T78">f).</text:span>Terminology changes </text:h>
      <text:p text:style-name="P22">Documentation and product user interface changes have been made to reflect a simplification in terminology, including the following changes:</text:p>
      <text:list xml:id="list3253262724" text:style-name="L5">
        <text:list-item>
          <text:p text:style-name="P37"><text:span text:style-name="T61">Coach views are now called </text:span><text:span text:style-name="Definition"><text:span text:style-name="T61">views</text:span></text:span><text:span text:style-name="T61">.</text:span><text:span text:style-name="T57"> </text:span></text:p>
        </text:list-item>
        <text:list-item>
          <text:p text:style-name="P37"><text:span text:style-name="T61">The BPM UI toolkit is now called the </text:span><text:span text:style-name="Definition"><text:span text:style-name="T61">UI toolkit</text:span></text:span><text:span text:style-name="T61">.</text:span><text:span text:style-name="T57"> </text:span></text:p>
        </text:list-item>
        <text:list-item>
          <text:p text:style-name="P37"><text:span text:style-name="T61">The BPM theme is now called the </text:span><text:span text:style-name="Definition"><text:span text:style-name="T61">Classic</text:span></text:span><text:span text:style-name="T61"> theme. </text:span></text:p>
        </text:list-item>
      </text:list>
      <text:h text:style-name="P70" text:outline-level="2"/>
      <text:h text:style-name="P70" text:outline-level="2"><text:span text:style-name="T79">4.</text:span>Enhanced REST APIs</text:h>
      <text:h text:style-name="P67" text:outline-level="3"><text:span text:style-name="T80">a).</text:span>Filter search results for the Task REST API by using case context information </text:h>
      <text:p text:style-name="List_20_Contents"><text:span text:style-name="T57">When you search for tasks using the </text:span><text:span text:style-name="T61">Task REST API (</text:span><text:span text:style-name="Emphasis"><text:span text:style-name="T61">/rest/bpm/wle/v1/tasks</text:span></text:span><text:span text:style-name="T61">)</text:span><text:span text:style-name="T57">, you can specify new filter conditions that include parent case context information that is passed to the </text:span><text:span text:style-name="T61">Start Process API</text:span><text:span text:style-name="T57">. The filter conditions accept specific values for process data, including the parent case ID, parent activity ID, and workflow application. You can also pass a team ID for the Assigned to team attribute, which enables you to match tasks that are assigned to the specific team, thereby preventing the renaming of a team from breaking the reference stored in the case model for the particular Role to Team mapping being queried. If required, you can also specify OR conditions to search for tasks in multiple roles.</text:span></text:p>
      <text:p text:style-name="P60"/>
      <text:h text:style-name="P67" text:outline-level="3"><text:soft-page-break/><text:span text:style-name="T81">b).</text:span>Retrieve and update REST server definitions at run time programmatically </text:h>
      <text:p text:style-name="P22">Use a new <text:span text:style-name="T5">REST API</text:span> to retrieve and change REST server binding properties programmatically at run time. </text:p>
      <text:p text:style-name="P12"/>
      <text:h text:style-name="P67" text:outline-level="3"><text:span text:style-name="T82">c).</text:span>Manage users and groups by using a REST API </text:h>
      <text:p text:style-name="P22">Users who are in the administrator role for the <text:span text:style-name="T5">User Management Service</text:span> can invoke <text:span text:style-name="T5">System for Cross-domain Identity Management (SCIM) REST operations</text:span> in Liberty. By using this REST API, administrative users can search for users and groups or retrieving user details.</text:p>
      <text:p text:style-name="P22"/>
      <text:h text:style-name="P67" text:outline-level="3"><text:span text:style-name="T83">d).</text:span>Work with team bindings, EPVs, and environment variables </text:h>
      <text:p text:style-name="P53">Instead of working from the <text:span text:style-name="T5">Process Admin Console</text:span>, you can now use <text:span text:style-name="T5">REST APIs</text:span> to work with <text:span text:style-name="T5">team bindings, EPVs, and environment variables</text:span>:</text:p>
      <text:p text:style-name="P53"><text:span text:style-name="T46">i</text:span><text:span text:style-name="T43">.</text:span><text:span text:style-name="T42">Team bindings </text:span></text:p>
      <text:list xml:id="list2540209785" text:style-name="L6">
        <text:list-item>
          <text:p text:style-name="P38"><text:bookmark text:name="cbpm_whatsnew__ul_ct5_kww_jhb"/><text:span text:style-name="T57">To </text:span><text:span text:style-name="T61">retrieve a list of team bindings</text:span><text:span text:style-name="T57"> for a specific snapshot, you can now use the </text:span><text:span text:style-name="T61">GET </text:span><text:span text:style-name="Emphasis"><text:span text:style-name="T61">team_bindings</text:span></text:span><text:span text:style-name="T61"> resource.</text:span><text:span text:style-name="T57"> </text:span></text:p>
          <text:p text:style-name="P29"/>
        </text:list-item>
        <text:list-item>
          <text:p text:style-name="P38"><text:span text:style-name="T57">To </text:span><text:span text:style-name="T61">add a set of users, groups, a team of managers</text:span><text:span text:style-name="T57">, or any combination to an existing team, you can now use the </text:span><text:span text:style-name="T61">POST </text:span><text:span text:style-name="Emphasis"><text:span text:style-name="T61">team_bindings/{team_name}</text:span></text:span><text:span text:style-name="T61"> resource</text:span><text:span text:style-name="T57">. </text:span></text:p>
          <text:p text:style-name="P29"/>
        </text:list-item>
        <text:list-item>
          <text:p text:style-name="P38"><text:span text:style-name="T57">To </text:span><text:span text:style-name="T61">copy or synchronize all team bindings</text:span><text:span text:style-name="T57"> from a source snapshot to a target snapshot, you can now use the </text:span><text:span text:style-name="T61">POST </text:span><text:span text:style-name="Emphasis"><text:span text:style-name="T61">team_bindings/sync</text:span></text:span><text:span text:style-name="T61"> resource.</text:span><text:span text:style-name="T57"> </text:span></text:p>
          <text:p text:style-name="P29"/>
        </text:list-item>
        <text:list-item>
          <text:p text:style-name="P38"><text:span text:style-name="T57">To </text:span><text:span text:style-name="T61">remove a set of users, groups, a team of managers </text:span><text:span text:style-name="T57">or any combination from an existing team, you can now use the </text:span><text:span text:style-name="T61">DELETE </text:span><text:span text:style-name="Emphasis"><text:span text:style-name="T61">team_bindings/{team_name}</text:span></text:span><text:span text:style-name="T61"> resource</text:span><text:span text:style-name="T57">. </text:span></text:p>
        </text:list-item>
      </text:list>
      <text:p text:style-name="P20"><text:s text:c="4"/><text:span text:style-name="T39"><text:s text:c="5"/></text:span><text:span text:style-name="T44">ii.</text:span><text:span text:style-name="T42">EPVs </text:span></text:p>
      <text:list xml:id="list3401129254" text:style-name="L7">
        <text:list-item>
          <text:p text:style-name="P39"><text:bookmark text:name="cbpm_whatsnew__ul_cnc_mww_jhb"/><text:span text:style-name="T57">To </text:span><text:span text:style-name="T61">copy or synchronize all EPVs</text:span><text:span text:style-name="T57"> from a source snapshot to a target snapshot, you can now use the </text:span><text:span text:style-name="T61">POST </text:span><text:span text:style-name="Emphasis"><text:span text:style-name="T61">epvs/sync</text:span></text:span><text:span text:style-name="T61"> resource.</text:span><text:span text:style-name="T57"> All the effective dates associated with the variable values inside the EPVs are honored. </text:span></text:p>
          <text:p text:style-name="P30"/>
        </text:list-item>
        <text:list-item>
          <text:p text:style-name="P39"><text:span text:style-name="T57">To </text:span><text:span text:style-name="T61">retrieve a list of EPVs</text:span><text:span text:style-name="T57"> for a specific snapshot, all variables in that </text:span><text:span text:style-name="T61">EPV</text:span><text:span text:style-name="T57">, and the current value for that variable, you can now use the </text:span><text:span text:style-name="T61">GET </text:span><text:span text:style-name="Emphasis"><text:span text:style-name="T61">epvs</text:span></text:span><text:span text:style-name="T61"> resource</text:span><text:span text:style-name="T57">. When you use this resource, you also see all previous variable values, future variable values, and when the future variable values come into effect. </text:span></text:p>
          <text:p text:style-name="P30"/>
        </text:list-item>
        <text:list-item>
          <text:p text:style-name="P39"><text:span text:style-name="T57">To </text:span><text:span text:style-name="T61">set the current value of an EPV</text:span><text:span text:style-name="T57"> variable that takes effect according to the specified date and time, you can now use the </text:span><text:span text:style-name="T61">POST </text:span><text:span text:style-name="Emphasis"><text:span text:style-name="T61">epvs</text:span></text:span><text:span text:style-name="T61"> resource. </text:span></text:p>
        </text:list-item>
      </text:list>
      <text:p text:style-name="P20"><text:span text:style-name="T39"><text:s text:c="9"/></text:span><text:span text:style-name="T45">iii.</text:span><text:span text:style-name="T42">Environment variables </text:span></text:p>
      <text:list xml:id="list217298982" text:style-name="L8">
        <text:list-item>
          <text:p text:style-name="P40"><text:bookmark text:name="cbpm_whatsnew__ul_cvz_mww_jhb"/><text:span text:style-name="T57">To </text:span><text:span text:style-name="T61">copy or synchronize all environment</text:span><text:span text:style-name="T57"> from a source snapshot to a target snapshot, you can now use the </text:span><text:span text:style-name="T61">POST </text:span><text:span text:style-name="Emphasis"><text:span text:style-name="T61">/env_vars/sync</text:span></text:span><text:span text:style-name="T61"> resource</text:span><text:span text:style-name="T57">. </text:span></text:p>
          <text:p text:style-name="P31"/>
        </text:list-item>
        <text:list-item>
          <text:p text:style-name="P40"><text:span text:style-name="T57">To </text:span><text:span text:style-name="T61">retrieve a list of environment variables</text:span><text:span text:style-name="T57"> for a specific snapshot, you can now use the </text:span><text:span text:style-name="T61">GET </text:span><text:span text:style-name="Emphasis"><text:span text:style-name="T61">env_vars</text:span></text:span><text:span text:style-name="T61"> resource</text:span><text:span text:style-name="T57">. </text:span></text:p>
          <text:p text:style-name="P40"><text:span text:style-name="T57"/></text:p>
        </text:list-item>
        <text:list-item>
          <text:p text:style-name="P40"><text:soft-page-break/><text:span text:style-name="T57">To </text:span><text:span text:style-name="T61">set an environment variable and its value,</text:span><text:span text:style-name="T57"> you can now use the </text:span><text:span text:style-name="T61">POST </text:span><text:span text:style-name="Emphasis"><text:span text:style-name="T61">env_vars</text:span></text:span><text:span text:style-name="T61"> resource</text:span><text:span text:style-name="T57">. </text:span></text:p>
        </text:list-item>
      </text:list>
      <text:p text:style-name="P14"/>
      <text:p text:style-name="P14">These REST API resources have the following structure: </text:p>
      <text:p text:style-name="P71"><text:span text:style-name="Source_20_Text"><text:span text:style-name="T5">https://host:port/ops/std/bpm/containers/{container}/versions/{version}/resource-name</text:span></text:span></text:p>
      <text:h text:style-name="Heading_20_3" text:outline-level="3"><text:span text:style-name="Source_20_Text"><text:span text:style-name="T64">e).</text:span></text:span><text:span text:style-name="Source_20_Text"><text:span text:style-name="T57">Discover IBM Workflow Server information</text:span></text:span><text:span text:style-name="Source_20_Text"> </text:span></text:h>
      <text:p text:style-name="List_20_Contents"><text:span text:style-name="T57">Now you can determine which </text:span><text:span text:style-name="T61">Workflow Server instances</text:span><text:span text:style-name="T57"> are in the </text:span><text:span text:style-name="T61">IBM Workflow Center</text:span><text:span text:style-name="T57"> by using the </text:span><text:span text:style-name="T61">GET </text:span><text:span text:style-name="Emphasis"><text:span text:style-name="T61">std/bpm/servers</text:span></text:span><text:span text:style-name="T61"> resource</text:span><text:span text:style-name="T57">, the information for a Workflow Server instance in a Workflow Center by using the </text:span><text:span text:style-name="T61">GET </text:span><text:span text:style-name="Emphasis"><text:span text:style-name="T61">std/bpm/servers/{server_name}</text:span></text:span><text:span text:style-name="T61"> resource</text:span><text:span text:style-name="T57">, and the number of Workflow Server by using the </text:span><text:span text:style-name="T61">GET </text:span><text:span text:style-name="Emphasis"><text:span text:style-name="T61">std/bpm/servers/count</text:span></text:span><text:span text:style-name="T61"> resource</text:span><text:span text:style-name="T57">. </text:span></text:p>
      <text:p text:style-name="List_20_Contents"><text:span text:style-name="T57"/></text:p>
      <text:h text:style-name="P67" text:outline-level="3">f).Work with process applications and toolkits and their snapshots </text:h>
      <text:p text:style-name="P32">Now you can </text:p>
      <text:list xml:id="list327661938" text:style-name="L9">
        <text:list-item>
          <text:p text:style-name="P42"><text:span text:style-name="T58">Get a</text:span><text:span text:style-name="T59"> list of all process applications and toolkits</text:span><text:span text:style-name="T58"> and </text:span><text:span text:style-name="T60">create new process applications and toolkits</text:span><text:span text:style-name="T58"> by using </text:span><text:span text:style-name="T59">GET or POST </text:span><text:span text:style-name="Emphasis"><text:span text:style-name="T59">std/bpm/containers</text:span></text:span><text:span text:style-name="T58">. You can even </text:span><text:span text:style-name="T59">install an application on Workflow Server</text:span><text:span text:style-name="T58"> or import an application into Workflow Center by using </text:span><text:span text:style-name="T59">POST </text:span><text:span text:style-name="Emphasis"><text:span text:style-name="T59">std/bpm/containers/install</text:span></text:span><text:span text:style-name="T58">.</text:span></text:p>
          <text:p text:style-name="P42"><text:span text:style-name="T58"><text:s/></text:span></text:p>
        </text:list-item>
        <text:list-item>
          <text:p text:style-name="P43"><text:span text:style-name="T59">Delete snapshots of process applications or toolkits, retrieve information</text:span><text:span text:style-name="T58"> about all the snapshots or a subset of the snapshots, or create snapshots of process applications or toolkits by using the </text:span></text:p>
          <text:p text:style-name="P43"><text:span text:style-name="T59">GET, DELETE, or POST </text:span><text:span text:style-name="Emphasis"><text:span text:style-name="T59">std/bpm/containers/{container}/versions</text:span></text:span><text:span text:style-name="T59"> resource. </text:span></text:p>
          <text:p text:style-name="P41"><text:span text:style-name="T58"/></text:p>
        </text:list-item>
        <text:list-item>
          <text:p text:style-name="P44"><text:span text:style-name="T59">Get the count of all the snapshots of a process application or toolkit</text:span><text:span text:style-name="T58"> and retrieve information for a specified process application or toolkit by using the </text:span></text:p>
          <text:p text:style-name="P44"><text:span text:style-name="T59">GET </text:span><text:span text:style-name="Emphasis"><text:span text:style-name="T59">std/bpm/containers/{container}/versions/count</text:span></text:span><text:span text:style-name="T59"> or </text:span></text:p>
          <text:p text:style-name="P44"><text:span text:style-name="T59">GET </text:span><text:span text:style-name="Emphasis"><text:span text:style-name="T59">std/bpm/containers/{container}versions/{version}</text:span></text:span><text:span text:style-name="T59">.</text:span><text:span text:style-name="T58"> </text:span></text:p>
          <text:p text:style-name="P41"><text:span text:style-name="T58"/></text:p>
        </text:list-item>
        <text:list-item>
          <text:p text:style-name="P45"><text:span text:style-name="T59">Activate, archive, or restore</text:span><text:span text:style-name="T58"> a specified process application snapshot or toolkit snapshot, you can now use </text:span></text:p>
          <text:list>
            <text:list-header>
              <text:p text:style-name="P45"><text:span text:style-name="T59">POST </text:span><text:span text:style-name="Emphasis"><text:span text:style-name="T59">std/bpm/containers/{container}/versions/{version}/activate</text:span></text:span><text:span text:style-name="T59">, </text:span></text:p>
              <text:p text:style-name="P45"><text:span text:style-name="T59">POST </text:span><text:span text:style-name="Emphasis"><text:span text:style-name="T59">std/bpm/containers/{container}/versions/{version}/archive</text:span></text:span><text:span text:style-name="T59">, or </text:span></text:p>
              <text:p text:style-name="P45"><text:span text:style-name="T59">POST </text:span><text:span text:style-name="Emphasis"><text:span text:style-name="T59">std/bpm/containers/{container}/versions/{version}/restore</text:span></text:span><text:span text:style-name="T59">. </text:span></text:p>
            </text:list-header>
          </text:list>
          <text:p text:style-name="P45"><text:span text:style-name="T58">Similarly, you can </text:span><text:span text:style-name="T59">deactivate or export a process application or toolkit</text:span><text:span text:style-name="T58"> snapshot, by using </text:span><text:span text:style-name="T59">GET </text:span><text:span text:style-name="Emphasis"><text:span text:style-name="T59">std/bpm/containers/{container}/versions/{version}/deactivate</text:span></text:span><text:span text:style-name="T58"> or <text:tab/><text:tab/> <text:s text:c="8"/></text:span><text:span text:style-name="T59">GET </text:span><text:span text:style-name="Emphasis"><text:span text:style-name="T59">std/bpm/containers/{container}/versions/{version}/export</text:span></text:span><text:span text:style-name="T59">. </text:span></text:p>
          <text:p text:style-name="P41"><text:span text:style-name="T58"/></text:p>
        </text:list-item>
        <text:list-item>
          <text:p text:style-name="P46"><text:span text:style-name="T58">Set the value of an </text:span><text:span text:style-name="T59">environment variable</text:span><text:span text:style-name="T58"> for the tip of a snapshot of a specified track with </text:span><text:span text:style-name="T59">POST </text:span><text:span text:style-name="Emphasis"><text:span text:style-name="T59">std/bpm/containers/{container}/branches/{branch}/env_vars</text:span></text:span><text:span text:style-name="T58">, </text:span></text:p>
          <text:p text:style-name="P47"><text:span text:style-name="T58"><text:s/>get a list of all tracks for a process application or toolkit or create a new track with </text:span><text:span text:style-name="T59">POST </text:span><text:span text:style-name="Emphasis"><text:span text:style-name="T59">std/bpm/containers/{container}/branches</text:span></text:span><text:span text:style-name="T58">, </text:span></text:p>
          <text:p text:style-name="P47"><text:span text:style-name="T58">update a toolkit dependency with </text:span></text:p>
          <text:p text:style-name="P47"><text:span text:style-name="T59">POST </text:span><text:span text:style-name="Emphasis"><text:span text:style-name="T59">std/bpm/containers/{container}/branches/{branch}/update_dependency</text:span></text:span><text:span text:style-name="T58"> and do even more. </text:span></text:p>
        </text:list-item>
      </text:list>
      <text:p text:style-name="P32"/>
      <text:h text:style-name="Heading_20_2" text:outline-level="2"><text:soft-page-break/><text:span text:style-name="Source_20_Text"><text:span text:style-name="T65"/></text:span></text:h>
      <text:h text:style-name="Heading_20_2" text:outline-level="2"><text:span text:style-name="Source_20_Text"><text:span text:style-name="T65">5.</text:span></text:span><text:span text:style-name="Source_20_Text"><text:span text:style-name="T57">IBM Process Federation Server</text:span></text:span></text:h>
      <text:h text:style-name="P67" text:outline-level="3">Store federated system indexes in an Elasticsearch 6 cluster </text:h>
      <text:p text:style-name="P34"><text:span text:style-name="T5">Process Federation Server V18.0.0.2</text:span> now supports storing federated system indexes in a user-provided Elasticsearch 6 cluster instead of the <text:span text:style-name="T5">embedded Elasticsearch 1.7.2 node</text:span>. If you enable this feature, Process Federation Server no longer starts its own Elasticsearch 1.7.2 node but instead connects to an external Elasticsearch 6 cluster that you provide. </text:p>
      <text:p text:style-name="P34">By using this new feature, you benefit from the following capabilities:</text:p>
      <text:list xml:id="list1546816168" text:style-name="L10">
        <text:list-item>
          <text:p text:style-name="P33">Sizing the Elasticsearch cluster and the Process Federation Server cluster separately </text:p>
          <text:p text:style-name="P33"/>
        </text:list-item>
        <text:list-item>
          <text:p text:style-name="P33">Sharing the same Elasticsearch cluster between Process Federation Server and Business Automation Insights</text:p>
          <text:p text:style-name="P33"/>
        </text:list-item>
        <text:list-item>
          <text:p text:style-name="P33">Using an existing Elasticsearch infrastructure and its associated HADR procedures to access the federated systems indexes. You can easily do so by using any existing recent Elasticsearch plug-ins (such as Kibana and ESHead) </text:p>
        </text:list-item>
      </text:list>
      <text:p text:style-name="P71"><text:span text:style-name="Source_20_Text"/></text:p>
      <text:p text:style-name="P71"><text:span text:style-name="Source_20_Tex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text:tab/><text:tab/><text:span text:style-name="T52"> <text:s text:c="2"/></text:span><text:span text:style-name="T54">New Features in IBM BAW V1</text:span><text:span text:style-name="T55">9</text:span><text:span text:style-name="T54">.0.0.</text:span><text:span text:style-name="T55">1</text:span></text:p>
      <text:p text:style-name="P6">The following are the new features added into IBM Business Automation WorkFlow V1<text:span text:style-name="T84">9</text:span>.0.0.<text:span text:style-name="T84">1</text:span></text:p>
      <text:h text:style-name="P68" text:outline-level="2"><text:span text:style-name="T85">1.</text:span>Process and case consolidation</text:h>
      <text:h text:style-name="P65" text:outline-level="3"><text:s text:c="3"/>Experience enhanced features in the new IBM Workflow Center </text:h>
      <text:p text:style-name="List_20_Contents">Using the enhanced features offered by the new Workflow Center, you can manage and <text:span text:style-name="T5">deploy cases and processes in a unified case solution</text:span> instead of separate case solutions and process apps. The new destination for IBM Case Manager and Business Automation Workflow users to work on their existing and new projects, Workflow Center enables you to </text:p>
      <text:list xml:id="list2495598572" text:style-name="L11">
        <text:list-item>
          <text:p text:style-name="P48">View and manage your workflow projects from the new Workflow Center </text:p>
        </text:list-item>
        <text:list-item>
          <text:p text:style-name="P48">Create a single, consolidated workflow project that combines both process and case artifacts </text:p>
        </text:list-item>
        <text:list-item>
          <text:p text:style-name="P48">Add and orchestrate locally managed case activities backed by processes to your workflow projects </text:p>
        </text:list-item>
        <text:list-item>
          <text:p text:style-name="P49">Enjoy enhanced case awareness for processes orchestrated by cases</text:p>
          <text:p text:style-name="P56"><text:s/></text:p>
        </text:list-item>
      </text:list>
      <text:h text:style-name="P65" text:outline-level="3"><text:s text:c="3"/><text:span text:style-name="T57">Author coaches by using the streamlined palette </text:span></text:h>
      <text:p text:style-name="List_20_Contents">Enjoy a simplified experience in the Coach editor by using the streamlined palette. You can now dynamically sort and display views by category. </text:p>
      <text:p text:style-name="List_20_Contents">Enhancements to the palette include</text:p>
      <text:list xml:id="list1127107445" text:style-name="L12">
        <text:list-item>
          <text:p text:style-name="P50">Functional categorization of views.</text:p>
        </text:list-item>
        <text:list-item>
          <text:p text:style-name="P50">A much sharper set of icons.</text:p>
        </text:list-item>
        <text:list-item>
          <text:p text:style-name="P50">An easier way to filter views by name, description, tag, and category. </text:p>
        </text:list-item>
        <text:list-item>
          <text:p text:style-name="P50">Optimized space to display more views within the palette window.</text:p>
          <text:p text:style-name="P57"/>
        </text:list-item>
      </text:list>
      <text:p text:style-name="List_20_Contents"/>
      <text:h text:style-name="P65" text:outline-level="3"><text:s text:c="3"/>Augment your IBM Case Manager with Business Automation Workflow </text:h>
      <text:p text:style-name="P51">To manage and deploy unified process and case solutions through a new common Workflow Center, install Business Automation Workflow and augment your IBM Case Manager system, while preserving your existing case data and IBM Content Navigator configuration. </text:p>
      <text:h text:style-name="P65" text:outline-level="3"><text:s text:c="3"/>Use an external IBM Content Navigator </text:h>
      <text:p text:style-name="P51">When you deploy Business Automation Workflow V19.0.0.1, you can use an external IBM Content Navigator for content management. You can deploy the Case plug-ins and the Workflow Task plug-in to the external IBM Content Navigator through an SSL-protected URL, rather than physically being copied to the IBM Content Navigator environment. IBM Content Navigator can read the updated definitions from Business Automation Workflow and remotely update the plug-ins when required. </text:p>
      <text:h text:style-name="P69" text:outline-level="2"><text:span text:style-name="T87">2.</text:span>Improve performance</text:h>
      <text:h text:style-name="P67" text:outline-level="3"><text:s/>Easily discover external REST services </text:h>
      <text:p text:style-name="P22">In IBM Process Designer, you can easily discover <text:span text:style-name="T5">external REST services</text:span> that have API key security definitions in their <text:span text:style-name="T5">OpenAPI definition</text:span> (formerly known as Swagger). You can invoke such services in a first-class fashion using a <text:span text:style-name="T5">service task</text:span> in a service flow.</text:p>
      <text:h text:style-name="P67" text:outline-level="3"><text:soft-page-break/>Achieve single sign-on between IBM Process Federation Server and Business Automation Workflow environments </text:h>
      <text:p text:style-name="P52">If <text:span text:style-name="T5">Process Federation Server</text:span> is federating Business Automation Workflow V18.0.0.1 and later releases, you can use the <text:span text:style-name="T5">User Management service</text:span> to provide the convenience of single sign-on between Process Federation Server and specific Business Automation Workflow environments. </text:p>
      <text:h text:style-name="P67" text:outline-level="3">Automatically log out users from IBM Process Portal if they are inactive </text:h>
      <text:p text:style-name="P32">Using <text:span text:style-name="T5">Process Portal</text:span>, you can now monitor user inactivity and automatically log off users who are detected as inactive. Inactive users receive a warning message before they are automatically logged out. To define how long users may be inactive before they see the message and are then logged out, set the <text:span text:style-name="T89">com.ibm.bpm.portal.inactivity.monitor</text:span> and <text:span text:style-name="T5">com.ibm.bpm.portal.inactivity.thresholdInSeconds</text:span> mashups configuration properties.</text:p>
      <text:p text:style-name="P32"/>
      <text:h text:style-name="P68" text:outline-level="2">Supported configurations</text:h>
      <text:h text:style-name="P67" text:outline-level="3"><text:s text:c="5"/>Use Db2 for z/OS for case management </text:h>
      <text:p text:style-name="List_20_Contents">Business Automation Workflow 19.0.0.1 adds Db2 for z/OS to the supported databases for case management.</text:p>
      <text:p text:style-name="List_20_Contents"/>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4:46:23.160829112</meta:creation-date>
    <dc:date>2019-08-07T14:26:23.092761473</dc:date>
    <meta:editing-duration>PT6H44M7S</meta:editing-duration>
    <meta:editing-cycles>327</meta:editing-cycles>
    <meta:generator>LibreOffice/6.0.7.3$Linux_X86_64 LibreOffice_project/00m0$Build-3</meta:generator>
    <meta:document-statistic meta:table-count="0" meta:image-count="0" meta:object-count="0" meta:page-count="11" meta:paragraph-count="208" meta:word-count="3575" meta:character-count="23385" meta:non-whitespace-character-count="19829"/>
  </office:meta>
</office:document-meta>
</file>